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break-before="page"/>
      <style:text-properties style:text-underline-style="none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hpsdr3 protocols.</text:p>
      <text:p text:style-name="Standard"/>
      <text:p text:style-name="P3">server (HPSDR hardware server)</text:p>
      <text:p text:style-name="Standard"/>
      <text:p text:style-name="Standard">The HPSDR server handles communications with the HPSDR hardware and is designed to work with multiple receivers either on a single Mercury card or multiple Mercury cards. <text:s/>It demultiplexes the I/Q samples into separate streams for each receiver.</text:p>
      <text:p text:style-name="Standard"/>
      <text:p text:style-name="Standard">The hardware server listens on port 11000 for TCP connections from clients. <text:s/>The client sends commands to the server over the TCP connection. IQ data is sent over UDP.</text:p>
      <text:p text:style-name="Standard"/>
      <text:p text:style-name="Standard"><text:s text:c="4"/><text:span text:style-name="T1">attach &lt;rx&gt;</text:span></text:p>
      <text:p text:style-name="Standard"/>
      <text:p text:style-name="Standard"><text:s text:c="8"/>attach client to receiver.</text:p>
      <text:p text:style-name="Standard"><text:s text:c="8"/>example: <text:s/>attach 0</text:p>
      <text:p text:style-name="Standard"/>
      <text:p text:style-name="Standard"><text:s text:c="8"/>response: OK &lt;samplerate&gt;</text:p>
      <text:p text:style-name="Standard"><text:s text:c="24"/>ERROR &lt;message&gt;</text:p>
      <text:p text:style-name="Standard"/>
      <text:p text:style-name="Standard"><text:s text:c="4"/><text:span text:style-name="T1">detach &lt;rx&gt;</text:span></text:p>
      <text:p text:style-name="Standard"/>
      <text:p text:style-name="Standard"><text:s text:c="8"/>detach client from receiver</text:p>
      <text:p text:style-name="Standard"><text:s text:c="8"/>example: detach 0</text:p>
      <text:p text:style-name="Standard"/>
      <text:p text:style-name="Standard"><text:s text:c="8"/>response: OK</text:p>
      <text:p text:style-name="Standard"><text:s text:c="24"/>ERROR &lt;message&gt;</text:p>
      <text:p text:style-name="Standard"/>
      <text:p text:style-name="Standard"><text:s text:c="4"/><text:span text:style-name="T1">frequency &lt;f&gt;</text:span></text:p>
      <text:p text:style-name="Standard"/>
      <text:p text:style-name="Standard"><text:s text:c="8"/>set attached receiver to the specified frequency (in Hz)</text:p>
      <text:p text:style-name="Standard"><text:s text:c="8"/>example: frequency 7056000</text:p>
      <text:p text:style-name="Standard"><text:s/></text:p>
      <text:p text:style-name="Standard"><text:s text:c="8"/>response: OK</text:p>
      <text:p text:style-name="Standard"><text:s text:c="25"/>ERROR &lt;message&gt;</text:p>
      <text:p text:style-name="Standard"/>
      <text:p text:style-name="Standard"><text:s text:c="4"/><text:span text:style-name="T1">start iq &lt;port&gt;</text:span></text:p>
      <text:p text:style-name="Standard"/>
      <text:p text:style-name="Standard"><text:s text:c="8"/>start send I/Q sampes for the attached receiver to the UDP port specified.</text:p>
      <text:p text:style-name="Standard"><text:s text:c="8"/>example: start iq 12000</text:p>
      <text:p text:style-name="Standard"><text:s text:c="6"/></text:p>
      <text:p text:style-name="Standard"><text:s text:c="8"/>response: OK</text:p>
      <text:p text:style-name="Standard"><text:s text:c="25"/>ERROR &lt;message&gt;</text:p>
      <text:p text:style-name="Standard"/>
      <text:p text:style-name="Standard"><text:s text:c="4"/><text:span text:style-name="T1">start bandscope &lt;port&gt;</text:span></text:p>
      <text:p text:style-name="Standard"/>
      <text:p text:style-name="Standard"><text:s text:c="9"/>start sending bandscope I/Q samples to the UDP port specified.</text:p>
      <text:p text:style-name="Standard"><text:s text:c="9"/>example: <text:s/>start bandscope 12500</text:p>
      <text:p text:style-name="Standard"/>
      <text:p text:style-name="Standard"><text:s text:c="9"/>response: OK</text:p>
      <text:p text:style-name="Standard"><text:s text:c="25"/>ERROR &lt;message&gt;</text:p>
      <text:p text:style-name="Standard"><text:s text:c="4"/><text:span text:style-name="T1">stop iq</text:span></text:p>
      <text:p text:style-name="Standard"><text:s text:c="9"/>stop sending I/Q data from the attached receiver.</text:p>
      <text:p text:style-name="Standard"><text:soft-page-break/></text:p>
      <text:p text:style-name="Standard"><text:s text:c="9"/>response: OK</text:p>
      <text:p text:style-name="Standard"><text:s text:c="25"/>ERROR &lt;message&gt;</text:p>
      <text:p text:style-name="Standard"/>
      <text:p text:style-name="Standard"><text:s text:c="4"/><text:span text:style-name="T1">stop bandscope</text:span></text:p>
      <text:p text:style-name="Standard"><text:s text:c="8"/>stop sending bandscope I/Q data.</text:p>
      <text:p text:style-name="Standard"/>
      <text:p text:style-name="Standard"><text:s text:c="8"/>response: OK</text:p>
      <text:p text:style-name="Standard"><text:s text:c="25"/>ERROR &lt;message&gt;</text:p>
      <text:p text:style-name="Standard"/>
      <text:p text:style-name="Standard">A typical exchange would be:</text:p>
      <text:p text:style-name="Standard"/>
      <text:p text:style-name="Standard"><text:s text:c="8"/>Client<text:tab/><text:tab/><text:tab/><text:tab/><text:tab/><text:tab/>Server</text:p>
      <text:p text:style-name="Standard"/>
      <text:p text:style-name="Standard"><text:s text:c="8"/>attach 0<text:tab/><text:tab/><text:tab/><text:tab/><text:tab/><text:tab/>OK 96000</text:p>
      <text:p text:style-name="Standard"><text:s text:c="8"/>set frequency 7056000<text:tab/><text:tab/><text:tab/><text:tab/>OK</text:p>
      <text:p text:style-name="Standard"><text:s text:c="8"/>start iq 12000<text:tab/><text:tab/><text:tab/><text:tab/><text:tab/>OK</text:p>
      <text:p text:style-name="Standard"><text:s text:c="8"/>set frequency 7056100<text:tab/><text:tab/><text:tab/><text:tab/>OK</text:p>
      <text:p text:style-name="Standard"><text:s text:c="8"/>stop iq<text:tab/><text:tab/><text:tab/><text:tab/><text:tab/><text:tab/>OK</text:p>
      <text:p text:style-name="Standard"><text:s text:c="8"/>detach 0<text:tab/><text:tab/><text:tab/><text:tab/><text:tab/><text:tab/>OK</text:p>
      <text:p text:style-name="Standard"/>
      <text:p text:style-name="Standard"/>
      <text:p text:style-name="Standard">The I/Q samples are accumulated in the server until there are 1024 I/Q samples to send. <text:s text:c="3"/>The samples are sent in 512 byte UDP packets, <text:s/>to the port specified in the 'start iq' message, with 12 byte header and up to 500 bytes of I/Q samples.</text:p>
      <text:p text:style-name="Standard"/>
      <text:p text:style-name="Standard">The UDP packet header contains:</text:p>
      <text:p text:style-name="Standard"/>
      <text:p text:style-name="Standard"><text:s text:c="4"/>8 byte sequence number</text:p>
      <text:p text:style-name="Standard"><text:s text:c="4"/>2 byte offset within this set of samples</text:p>
      <text:p text:style-name="Standard"><text:s text:c="4"/>2 byte length of samples</text:p>
      <text:p text:style-name="Standard"/>
      <text:p text:style-name="Standard"/>
      <text:p text:style-name="Standard">Note that there are currently no commands to control setting the number of receivers, preamp, dither, random, samplerate or clock sources. <text:s/>As this was developed to support multiple receivers, I decided to not allow clients to change these as they would be changed for all receivers. <text:s/>They are all controlled by command line arguments when running the server.</text:p>
      <text:p text:style-name="Standard"/>
      <text:p text:style-name="Standard"><text:s text:c="4"/>--receivers &lt;1..4&gt;</text:p>
      <text:p text:style-name="Standard"><text:s text:c="4"/>--samplerate [48000|96000|192000]</text:p>
      <text:p text:style-name="Standard"><text:s text:c="4"/>--dither [off|on]</text:p>
      <text:p text:style-name="Standard"><text:s text:c="4"/>--random [off|on]</text:p>
      <text:p text:style-name="Standard"><text:s text:c="4"/>--preamp [off|on]</text:p>
      <text:p text:style-name="Standard"><text:s text:c="4"/>--10mhzsource [atlas|penelope|mercury]</text:p>
      <text:p text:style-name="Standard"><text:s text:c="4"/>--122.88mhzsource [penelope|mercury]</text:p>
      <text:p text:style-name="Standard"><text:s text:c="4"/>--micsource [janus|penelope]</text:p>
      <text:p text:style-name="Standard"><text:s text:c="4"/>--class [E|other]</text:p>
      <text:p text:style-name="Standard"/>
      <text:p text:style-name="Standard">example:</text:p>
      <text:p text:style-name="Standard"/>
      <text:p text:style-name="Standard"><text:s text:c="4"/>./server –receivers 4 –samplerate 96000 –dither on –random on –preamp off –10mhzsource atlas –122.88mhzsource mercury –micsource penelope –class other</text:p>
      <text:p text:style-name="Standard"><text:soft-page-break/></text:p>
      <text:p text:style-name="Standard"/>
      <text:p text:style-name="Standard"/>
      <text:p text:style-name="P1">Note:</text:p>
      <text:p text:style-name="P1"/>
      <text:p text:style-name="P4">As an experiment, there is also a softrockserver that supports the same protocol with the restriction that there is only one receiver and it uses the USB/si570 interface to control the frequency. <text:s/>The I/Q samples are taken from an Audio device specified on the command line.</text:p>
      <text:p text:style-name="Standard"/>
      <text:p text:style-name="P6"/>
      <text:p text:style-name="P3">dspserver</text:p>
      <text:p text:style-name="P3"/>
      <text:p text:style-name="P5">dspserver is a client to the hpsdr server. <text:s/>It provides a dsp processing service using DttSP. <text:s/>Typically one dspserver is started for each receiver.</text:p>
      <text:p text:style-name="P5"/>
      <text:p text:style-name="P5">The dsp server listens for client TCP connections on port 8000+rx. i.e. rx0 listens on 8000, rx1 listens on 8001, etc. The client sends commands to the server over the TCP connection:</text:p>
      <text:p text:style-name="P5"/>
      <text:p text:style-name="P5"><text:s text:c="4"/><text:span text:style-name="T1">getSpectrum &lt;points&gt;</text:span></text:p>
      <text:p text:style-name="P5"/>
      <text:p text:style-name="P5"><text:s text:c="8"/>get spectrum samples for the specified number of points.</text:p>
      <text:p text:style-name="P5"><text:s text:c="8"/>The response is a packet containing &lt;points&gt; samples as 8 bit unsigned values.</text:p>
      <text:p text:style-name="P5"><text:s text:c="8"/>The actual value is -sample. <text:s/>i.e. sample is has a value of 120, so the value is -120. </text:p>
      <text:p text:style-name="P5"><text:s text:c="8"/>This allows values of 0 to -255.</text:p>
      <text:p text:style-name="P5"/>
      <text:p text:style-name="P5"><text:s text:c="8"/>example: getSpectrum 480</text:p>
      <text:p text:style-name="P5"/>
      <text:p text:style-name="P5"><text:s text:c="4"/><text:span text:style-name="T1">setFrequency &lt;frequency&gt;</text:span></text:p>
      <text:p text:style-name="P5"/>
      <text:p text:style-name="P5"><text:s text:c="8"/>set the frequency of the receiver to &lt;frequency&gt; in Hz.</text:p>
      <text:p text:style-name="P5"/>
      <text:p text:style-name="P5"><text:s text:c="8"/>example: <text:s/>setFrequency 7056000</text:p>
      <text:p text:style-name="P5"/>
      <text:p text:style-name="P5"><text:s text:c="4"/><text:span text:style-name="T1">setMode &lt;mode&gt;</text:span></text:p>
      <text:p text:style-name="P5"><text:s/></text:p>
      <text:p text:style-name="P5"><text:s text:c="8"/>set the mode:</text:p>
      <text:p text:style-name="P5"><text:s/></text:p>
      <text:p text:style-name="P5"><text:s text:c="12"/>0 – LSB</text:p>
      <text:p text:style-name="P5"><text:s text:c="12"/>1 – USB</text:p>
      <text:p text:style-name="P5"><text:s text:c="12"/>2 – DSB</text:p>
      <text:p text:style-name="P5"><text:s text:c="12"/>3 – CWL</text:p>
      <text:p text:style-name="P5"><text:s text:c="12"/>4 – CWH</text:p>
      <text:p text:style-name="P5"><text:s text:c="12"/>5 – FM</text:p>
      <text:p text:style-name="P5"><text:s text:c="12"/>6 – AM</text:p>
      <text:p text:style-name="P5"><text:s text:c="12"/>7 - DIGU</text:p>
      <text:p text:style-name="P5"><text:s text:c="12"/>8 - SPEC</text:p>
      <text:p text:style-name="P5"><text:s text:c="12"/>9 - DIGL</text:p>
      <text:p text:style-name="P5"><text:s text:c="11"/>10 - SAM</text:p>
      <text:p text:style-name="P5"><text:s text:c="11"/>11 – DRM</text:p>
      <text:p text:style-name="P5"/>
      <text:p text:style-name="P5"><text:s text:c="8"/>example: setMode 0</text:p>
      <text:p text:style-name="P5"/>
      <text:p text:style-name="P5"><text:s text:c="4"/><text:span text:style-name="T1">setFilter &lt;low&gt; &lt;high&gt;</text:span></text:p>
      <text:p text:style-name="P5"/>
      <text:p text:style-name="P5"><text:s text:c="8"/>set the filter.</text:p>
      <text:p text:style-name="P5"/>
      <text:p text:style-name="P5"><text:s text:c="8"/>example: setFilter 150 3450</text:p>
      <text:p text:style-name="P5"/>
      <text:p text:style-name="P7"/>
      <text:p text:style-name="P5"><text:s text:c="4"/><text:span text:style-name="T1">setAGC &lt;agc&gt;</text:span></text:p>
      <text:p text:style-name="P5"/>
      <text:p text:style-name="P5"><text:s text:c="8"/>set the AGC.</text:p>
      <text:p text:style-name="P5"/>
      <text:p text:style-name="P5"><text:s text:c="8"/>1 – LONG</text:p>
      <text:p text:style-name="P5"><text:s text:c="8"/>2 - SLOW</text:p>
      <text:p text:style-name="P5"><text:s text:c="8"/>3 – MEDIUM</text:p>
      <text:p text:style-name="P5"><text:s text:c="8"/>4 – FAST</text:p>
      <text:p text:style-name="P5"/>
      <text:p text:style-name="P5"><text:s text:c="8"/>example: setAGC 3</text:p>
      <text:p text:style-name="P5"/>
      <text:p text:style-name="P5"><text:s text:c="4"/><text:span text:style-name="T1">setNR &lt;nr&gt;</text:span></text:p>
      <text:p text:style-name="P5"/>
      <text:p text:style-name="P5"><text:s text:c="8"/>set noise reduction.</text:p>
      <text:p text:style-name="P5"/>
      <text:p text:style-name="P5"><text:s text:c="8"/>0 – off</text:p>
      <text:p text:style-name="P5"><text:s text:c="8"/>1 – on</text:p>
      <text:p text:style-name="P5"/>
      <text:p text:style-name="P5"><text:s text:c="8"/>example: setNR 1</text:p>
      <text:p text:style-name="P5"/>
      <text:p text:style-name="P5"><text:s text:c="4"/><text:span text:style-name="T1">setNB &lt;nb&gt;</text:span></text:p>
      <text:p text:style-name="P5"><text:s/></text:p>
      <text:p text:style-name="P5"><text:s text:c="8"/>set noise blanker.</text:p>
      <text:p text:style-name="P5"/>
      <text:p text:style-name="P5"><text:s text:c="8"/>0 – off</text:p>
      <text:p text:style-name="P5"><text:s text:c="8"/>1 – on</text:p>
      <text:p text:style-name="P5"/>
      <text:p text:style-name="P5"><text:s text:c="8"/>example: setNB 1</text:p>
      <text:p text:style-name="P5"/>
      <text:p text:style-name="P5"><text:s text:c="4"/><text:span text:style-name="T1">setANF &lt;anf&gt;</text:span></text:p>
      <text:p text:style-name="P5"/>
      <text:p text:style-name="P5"><text:s text:c="8"/>set automatic noise filter.</text:p>
      <text:p text:style-name="P5"/>
      <text:p text:style-name="P5"><text:s text:c="8"/>0 – off</text:p>
      <text:p text:style-name="P5"><text:s text:c="8"/>1 – on</text:p>
      <text:p text:style-name="P5"/>
      <text:p text:style-name="P5"><text:s text:c="8"/>example: setANF 1</text:p>
      <text:p text:style-name="P5"/>
      <text:p text:style-name="P5"><text:s text:c="4"/><text:span text:style-name="T1">setRXOutputGain &lt;gain&gt;</text:span></text:p>
      <text:p text:style-name="P5"/>
      <text:p text:style-name="P5"><text:s text:c="8"/>set the receiver audio output gain to the value of &lt;gain&gt;.</text:p>
      <text:p text:style-name="P5"/>
      <text:p text:style-name="P5"><text:s text:c="7"/>&lt;gain&gt; has a value 0 to 1</text:p>
      <text:p text:style-name="P5"/>
      <text:p text:style-name="P5"><text:s text:c="8"/>example: setRXOutputGain 0.5</text:p>
      <text:p text:style-name="P5"/>
      <text:p text:style-name="P5"><text:s text:c="3"/><text:span text:style-name="T1"><text:s/>startAudioStream [&lt;buffer size&gt;]</text:span></text:p>
      <text:p text:style-name="P5"/>
      <text:p text:style-name="P5"><text:s text:c="8"/>start sending audio buffers. <text:s/>&lt;buffersize&gt; is optional, by default it is 480 bytes.</text:p>
      <text:p text:style-name="P5"/>
      <text:p text:style-name="P5"><text:s text:c="8"/>example: <text:s/>startAudioStream 480</text:p>
      <text:p text:style-name="P5"><text:soft-page-break/></text:p>
      <text:p text:style-name="P5"><text:s text:c="3"/><text:span text:style-name="T1">stopAudioStream</text:span></text:p>
      <text:p text:style-name="P5"/>
      <text:p text:style-name="P5"><text:s text:c="7"/>stop sending the audio stream.</text:p>
      <text:p text:style-name="P5"/>
      <text:p text:style-name="P5"/>
      <text:p text:style-name="P5"/>
      <text:p text:style-name="P5">The dspserver send 2 types of packets to the client, either spectrum samples as a result of a <text:span text:style-name="T1">getSpectrum</text:span> request, or audio samples after <text:span text:style-name="T1">startAudioStream</text:span> <text:s/>request. <text:s/>Each packet has a 48 byte header.</text:p>
      <text:p text:style-name="P5"/>
      <text:p text:style-name="P5"><text:tab/>Byte<text:tab/><text:tab/><text:tab/>Function</text:p>
      <text:p text:style-name="P5"><text:tab/>0<text:tab/><text:tab/><text:tab/>Packet type: 0=spectrum data, 1=audio data</text:p>
      <text:p text:style-name="P5"><text:s text:c="12"/>1-31<text:tab/><text:tab/><text:tab/>Reserved</text:p>
      <text:p text:style-name="P5"><text:s text:c="12"/>32-39<text:tab/><text:tab/><text:tab/>Sample rate in ASCII characters</text:p>
      <text:p text:style-name="P5"><text:s text:c="12"/>40-47<text:tab/><text:tab/><text:tab/>Meter reading in ASCII characters</text:p>
      <text:p text:style-name="P5"><text:s text:c="12"/>48-...<text:tab/><text:tab/><text:tab/>spectrum or audio data</text:p>
      <text:p text:style-name="P5"/>
      <text:p text:style-name="P5"/>
      <text:p text:style-name="P5">Audio data is sent as 1 channel 8bit aLaw samples at 8000 samples per second.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07T07:07:53</meta:creation-date>
    <dc:date>2010-08-07T09:19:26</dc:date>
    <meta:editing-duration>PT00H06M20S</meta:editing-duration>
    <meta:editing-cycles>1</meta:editing-cycles>
    <meta:generator>OpenOffice.org/3.2$Linux OpenOffice.org_project/320m12$Build-9483</meta:generator>
    <meta:document-statistic meta:table-count="0" meta:image-count="0" meta:object-count="0" meta:page-count="6" meta:paragraph-count="138" meta:word-count="811" meta:character-count="5723"/>
  </office:meta>
</office:document-meta>
</file>